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d6f6" officeooo:paragraph-rsid="0014d6f6"/>
    </style:style>
    <style:style style:name="P2" style:family="paragraph" style:parent-style-name="Standard">
      <style:paragraph-properties fo:text-align="start" style:justify-single-word="false"/>
      <style:text-properties officeooo:rsid="00169a14" officeooo:paragraph-rsid="00169a14"/>
    </style:style>
    <style:style style:name="P3" style:family="paragraph" style:parent-style-name="Standard">
      <style:paragraph-properties fo:text-align="start" style:justify-single-word="false"/>
      <style:text-properties officeooo:paragraph-rsid="0016abd5"/>
    </style:style>
    <style:style style:name="P4" style:family="paragraph" style:parent-style-name="Standard">
      <style:paragraph-properties fo:text-align="start" style:justify-single-word="false"/>
      <style:text-properties officeooo:rsid="0017fe90" officeooo:paragraph-rsid="0017fe90"/>
    </style:style>
    <style:style style:name="P5" style:family="paragraph" style:parent-style-name="Standard">
      <style:paragraph-properties fo:text-align="start" style:justify-single-word="false"/>
      <style:text-properties fo:font-style="normal" officeooo:rsid="0016abd5" officeooo:paragraph-rsid="0016abd5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1aa457" officeooo:paragraph-rsid="001aa457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officeooo:rsid="001aa457" officeooo:paragraph-rsid="001d8b66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7834d" officeooo:paragraph-rsid="0017834d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17fe90" officeooo:paragraph-rsid="0017fe90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1af591" officeooo:paragraph-rsid="001af591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1d35c9" officeooo:paragraph-rsid="001d35c9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d8b66" officeooo:paragraph-rsid="001d8b66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23c10b" officeooo:paragraph-rsid="0023c10b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7d8b3" officeooo:paragraph-rsid="0027d8b3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6abd5" style:font-style-asian="normal" style:font-style-complex="normal"/>
    </style:style>
    <style:style style:name="T3" style:family="text">
      <style:text-properties fo:font-style="normal" officeooo:rsid="0017fe90" style:font-style-asian="normal" style:font-style-complex="normal"/>
    </style:style>
    <style:style style:name="T4" style:family="text">
      <style:text-properties fo:font-style="normal" officeooo:rsid="00193854" style:font-style-asian="normal" style:font-style-complex="normal"/>
    </style:style>
    <style:style style:name="T5" style:family="text">
      <style:text-properties fo:font-style="normal" officeooo:rsid="001aa457" style:font-style-asian="normal" style:font-style-complex="normal"/>
    </style:style>
    <style:style style:name="T6" style:family="text">
      <style:text-properties officeooo:rsid="001d8b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ISO</text:p>
      <text:p text:style-name="P2">Ver las fechas de creación de usuarios en el etc/passwd</text:p>
      <text:p text:style-name="P2">Para ello haremos sudo cat <text:span text:style-name="T1">etc/passwd | egrep ^ASIR (nombre del grupo)</text:span></text:p>
      <text:p text:style-name="P2"><text:span text:style-name="T1">Luego Una vez que veamos el UID </text:span><text:span text:style-name="T2">haremos cat/etc/passwd | egrep (UID del usuario) | cut -d “:” -f1</text:span></text:p>
      <text:p text:style-name="P5">Otra forma de hacerlo es sudo cat /etc/shadow | egrep (UID) |awk -F “:” `{print $1{</text:p>
      <text:p text:style-name="P6">chage sirve para la modificar la contraseña de un usuario</text:p>
      <text:p text:style-name="P6">con -l podemos ver las propiedades de dicha contraseña</text:p>
      <text:p text:style-name="P3"><text:span text:style-name="T2">for i in `cat 18652.txt` ;do $ ();done – sirve para trabajar con los usuarios del fichero de 1 en 1 </text:span><text:span text:style-name="T3">(esqueleto)</text:span></text:p>
      <text:p text:style-name="P4"><text:span text:style-name="T3">P</text:span><text:span text:style-name="T1">ara desbloquear la contraseña : </text:span><text:span text:style-name="T2">for i in `cat 18652.txt` ;do $ (</text:span><text:span text:style-name="T1">passwd -u $i</text:span><text:span text:style-name="T2">);done</text:span></text:p>
      <text:p text:style-name="P5">while read linea(variable); do $();done – lo mismo</text:p>
      <text:p text:style-name="P8">sudo cat /etc/shadow | egrep </text:p>
      <text:p text:style-name="P9">El comando chage modifica el shadow.</text:p>
      <text:p text:style-name="P9">Ahora modificaremos las cuentas con ese comando</text:p>
      <text:p text:style-name="P9">for vs while:</text:p>
      <text:p text:style-name="P4"><text:span text:style-name="T1">echo 172.22.200 {1..30}</text:span><text:span text:style-name="T4"> </text:span><text:span text:style-name="T5">flecha kk.txt</text:span><text:span text:style-name="T1">Nos genera 3 ips diferentes, para diferenciarlas tengo un espacio(entre ip y ip)</text:span></text:p>
      <text:p text:style-name="P6">con while read linea;do echo $linea;done (flecha)kk.txt</text:p>
      <text:p text:style-name="P6"/>
      <text:p text:style-name="P10">Por ejemplo, vamos a modificar asir 14:</text:p>
      <text:p text:style-name="P10">cat /etc/passwd | egrep ^asir 14</text:p>
      <text:p text:style-name="P10">ch</text:p>
      <text:p text:style-name="P11">Como averiguar si un comando es externo o interno:</text:p>
      <text:p text:style-name="P11">Comando read: Comando interno para pedir información y almacenarla como variable</text:p>
      <text:p text:style-name="P11">Ej: read variable (introducimos variable) o variable = <text:s/>“valor variable”y luego haríamos un echo $variable para que nos muestre el valor.</text:p>
      <text:p text:style-name="P11">Cuando read detecta un espacio en blanco entre variables, se van <text:span text:style-name="T6">separando</text:span></text:p>
      <text:p text:style-name="P12">Ej: read variable1 variable2 variable3:</text:p>
      <text:p text:style-name="P12">hola1 hola2 hola3:</text:p>
      <text:p text:style-name="P7">while read linea;do echo $linea;done (flecha)kk.txt -: <text:span text:style-name="T6">El while va a romper el bucle una vez que acabe el fichero.</text:span></text:p>
      <text:p text:style-name="P7"/>
      <text:p text:style-name="P13">Permisos UGOA:</text:p>
      <text:p text:style-name="P13">Para hacer grupos necesito ser root</text:p>
      <text:p text:style-name="P13">sudo groupadd grupo 1</text:p>
      <text:p text:style-name="P13">cat etc/group | egrep ^grupo1 (comprobar si está creado)</text:p>
      <text:p text:style-name="P13">sudo cat /etc/gshadow | egrep^grupo1 (tiene ! Así que tiene contraseña)</text:p>
      <text:p text:style-name="P13">sudo gpasswd grupo1 (cambiamos la contraseña)</text:p>
      <text:p text:style-name="P13">sudo cat /etc/gshadow | egrep</text:p>
      <text:p text:style-name="P14">Vamos a hacer un fichero:</text:p>
      <text:p text:style-name="P14">touch fic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12:50:09.083283599</meta:creation-date>
    <dc:date>2021-02-07T18:00:54.633537799</dc:date>
    <meta:editing-duration>PT1H30M25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35" meta:word-count="311" meta:character-count="1860" meta:non-whitespace-character-count="1580"/>
  </office:meta>
</office:document-meta>
</file>